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0d5" officeooo:paragraph-rsid="001bf0d5"/>
    </style:style>
    <style:style style:name="P2" style:family="paragraph" style:parent-style-name="Standard">
      <style:text-properties officeooo:rsid="0022093d" officeooo:paragraph-rsid="0022093d"/>
    </style:style>
    <style:style style:name="T1" style:family="text">
      <style:text-properties officeooo:rsid="00238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method:</text:p>
      <text:p text:style-name="P2">- <text:span text:style-name="T1">p</text:span>erhaps center the image<text:span text:style-name="T1"> in</text:span> intersection<text:span text:style-name="T1">s (or avoid them, confusing which is the actual segment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10-01T10:45:06.798624731</meta:creation-date>
    <dc:date>2025-10-19T00:12:07.658896634</dc:date>
    <dc:creator>Eugeni Vidal Tortosa</dc:creator>
    <meta:editing-duration>P1DT1H15M27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8" meta:character-count="115" meta:non-whitespace-character-count="99"/>
  </office:meta>
</office:document-meta>
</file>